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3.85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3.609cm"/>
    </style:style>
    <style:style style:name="pr6" style:family="presentation" style:parent-style-name="Standard-notes">
      <style:graphic-properties draw:fill-color="#ffffff" fo:min-height="13.364cm"/>
    </style:style>
    <style:style style:name="P1" style:family="paragraph">
      <style:text-properties fo:font-size="32pt"/>
    </style:style>
    <style:style style:name="T1" style:family="text">
      <style:text-properties fo:font-size="32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weight="bold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Working with Code</text:p>
          </draw:text-box>
        </draw:frame>
        <draw:frame presentation:style-name="pr2" draw:text-style-name="P1" draw:layer="layout" svg:width="25.199cm" svg:height="13.859cm" svg:x="1.4cm" svg:y="4.914cm" presentation:class="subtitle" presentation:user-transformed="true">
          <draw:text-box>
            <text:p><text:span text:style-name="T1">JavaZone 2011</text:span></text:p>
            <text:p><text:span text:style-name="T1"/></text:p>
            <text:p><text:span text:style-name="T1">Kristian Rosenvold</text:span></text:p>
            <text:p><text:span text:style-name="T2">Zenior AS</text:span></text:p>
            <text:p><text:span text:style-name="T2"/></text:p>
            <text:p><text:span text:style-name="T2">Apache Maven PMC</text:span></text:p>
            <text:p><text:span text:style-name="T2">Selenium Committer</text:span></text:p>
            <text:p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The code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After each demo; show of hands for re-ru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Navigating code (5 min)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^N, ctrl-shift-n, ctrl-alt-shift-n (^N Person, *<text:span text:style-name="T3">Person*</text:span>ust*)</text:p>
              </text:list-item>
              <text:list-item>
                <text:p>PCD# ctrl-F12</text:p>
              </text:list-item>
              <text:list-item>
                <text:p>AS#getCreditLimit ctrl-b, ctrl-chift-b</text:p>
              </text:list-item>
              <text:list-item>
                <text:p>PCD#createPersonCustomer, Ctrl-b go to declaration, ctrl-alt-b go to implementation. </text:p>
              </text:list-item>
              <text:list-item>
                <text:p>ctrl-alt-left&amp;right</text:p>
              </text:list-item>
              <text:list-item>
                <text:p>Ctrl-shift backspace (last edit)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Navigating code 2 (2-3 min)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Recent file list</text:p>
              </text:list-item>
              <text:list-item>
                <text:p>Use numbered Bookmarks! (Two flavours!)</text:p>
              </text:list-item>
              <text:list-item>
                <text:p>When analyzing code, it's easy to get lost!</text:p>
              </text:list-item>
              <text:list-item>
                <text:p>CST#createANewCustomer </text:p>
              </text:list-item>
              <text:list-item>
                <text:p>Ctrl-shift-0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Assigning to variables (2-3 minutes)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Customer customer &lt;ctrl-shift-space&gt; <text:s/>CST#customerDemo</text:p>
              </text:list-item>
              <text:list-item>
                <text:p>CustomerService</text:p>
              </text:list-item>
              <text:list-item>
                <text:p>Ctrl -alt -v, shift tab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Creating a class (5-6 min)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/>PC, legg til pf Address residentialAddress, alt-enter + constructor</text:p>
              </text:list-item>
              <text:list-item>
                <text:p>PC, Address residentialAddress = new Address();</text:p>
                <text:list>
                  <text:list-item>
                    <text:p>Create a field where you need it</text:p>
                  </text:list-item>
                  <text:list-item>
                    <text:p>Ctrl-w, ctrl-shift-w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Flipping if's (3 minutes)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AST#findCreditRank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Inlining (5-6 min)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A method PC#gFN</text:p>
              </text:list-item>
              <text:list-item>
                <text:p>AST All callers use “42” AS#gCL</text:p>
              </text:list-item>
              <text:list-item>
                <text:p>A variable OS#oI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Safe delete (4-5 minutes)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Alt-f7 demo DPCD#deleteCustomer</text:p>
              </text:list-item>
              <text:list-item>
                <text:p>Alt-delete dem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Changing a method (10-12 minutes)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“Customer needs DOB”</text:p>
                <text:list>
                  <text:list-item>
                    <text:p>Explain why regular is “bad”</text:p>
                  </text:list-item>
                  <text:list-item>
                    <text:p>Top (CST#createANewCustomer)</text:p>
                  </text:list-item>
                  <text:list-item>
                    <text:p>Bottom (DPCD#createPersonCustomer)</text:p>
                    <text:list>
                      <text:list-item>
                        <text:p>Create a field, create a parameter</text:p>
                      </text:list-item>
                    </text:list>
                  </text:list-item>
                  <text:list-item>
                    <text:p>Regular (Take a deep breath!) CustomerService#createPersonCustomer</text:p>
                    <text:list>
                      <text:list-item>
                        <text:p>Default value legal and illegal</text:p>
                      </text:list-item>
                      <text:list-item>
                        <text:p>“Any var”</text:p>
                      </text:list-item>
                      <text:list-item>
                        <text:p>Propagate parameter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Using alt-enter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Create field (constructor, done(elsewhere)</text:p>
              </text:list-item>
              <text:list-item>
                <text:p>Return value (CST#customerDemo), change return type to PersonCustomer</text:p>
              </text:list-item>
              <text:list-item>
                <text:p>Disable auto-complete for java.awt.List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Typing anything you like (Optional)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4"><text:s/></text:span><text:span text:style-name="T4">CST#customerDemo <text:s text:c="6"/>public String customers = customerService.findCustomers( new PersonName( "John", "Smith" ) );</text:span></text:p>
              </text:list-item>
              <text:list-item>
                <text:p><text:span text:style-name="T4"/></text:p>
              </text:list-item>
              <text:list-item>
                <text:p>Type just anything and have idea fix it (public String customer = new Customer())</text:p>
                <text:p/>
              </text:list-item>
              <text:list-item>
                <text:p>Delegating methods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Live templates (Opt2)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Iter</text:p>
                <text:list>
                  <text:list-item>
                    <text:p>CST find custom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3.859cm" svg:x="1.4cm" svg:y="4.914cm" presentation:class="outline" presentation:user-transformed="true">
          <draw:text-box>
            <text:p>Creating tests (Opt3)</text:p>
            <text:list text:style-name="L2">
              <text:list-item>
                <text:p>Ctrl-shift-t</text:p>
                <text:list>
                  <text:list-item>
                    <text:p>Company class</text:p>
                    <text:p/>
                  </text:list-item>
                </text:list>
                <text:p/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Kristian Rosenvold</meta:initial-creator>
    <meta:creation-date>2011-09-03T10:53:02</meta:creation-date>
    <meta:editing-duration>P1DT1H49M27S</meta:editing-duration>
    <meta:editing-cycles>38</meta:editing-cycles>
    <dc:date>2011-09-06T22:17:03</dc:date>
    <dc:creator>Kristian Rosenvold</dc:creator>
    <meta:generator>LibreOffice/3.3$Unix LibreOffice_project/330m19$Build-301</meta:generator>
    <meta:printed-by>Kristian Rosenvold</meta:printed-by>
    <meta:print-date>2011-09-03T16:55:15</meta:print-date>
    <meta:document-statistic meta:object-count="77"/>
  </office:meta>
</office:document-meta>
</file>